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5-07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5-05-0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5-02-2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4-04-1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4-02-1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3-06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3-04-1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3-01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2-10-1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2-06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2-04-0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2-02-01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1-10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1-04-07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1-02-1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9" calcext:value-type="float">
            <text:p>7.5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388" calcext:value-type="float">
            <text:p>7.2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43110070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